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typeCloneFactory.cre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totypeSerializationFactory.PrototypeSerializationFactory( Serializable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typeFactory.getInstance( Object proto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totypeSerializationFactory.cre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totypeCloneFactory.PrototypeCloneFactory( Object prototyp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totypeFactory.Prototyp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totypeCloneFactory.findClone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